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Basic/Standard/DataManagementPla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0D40000009090509C5CE10BC367.png" manifest:media-type="image/png"/>
  <manifest:file-entry manifest:full-path="Pictures/100002010000012C0000004636E184097C63B2C9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>
    <office:event-listeners>
      <script:event-listener script:language="ooo:script" script:event-name="office:load-finished" xlink:href="vnd.sun.star.script:Standard.DataManagementPlan.Main?language=Basic&amp;location=document" xlink:type="simple"/>
    </office:event-listeners>
  </office:scripts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+mn-ea" svg:font-family="+mn-ea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9pt" fo:language="en" fo:country="US" officeooo:rsid="002c91d4" officeooo:paragraph-rsid="002c91d4" style:font-size-asian="9pt" style:font-size-complex="10pt"/>
    </style:style>
    <style:style style:name="P2" style:family="paragraph" style:parent-style-name="Standard">
      <style:text-properties style:font-name="Calibri" fo:font-size="11pt" style:font-size-asian="11pt" style:font-name-complex="Calibri2" style:font-size-complex="10pt"/>
    </style:style>
    <style:style style:name="P3" style:family="paragraph" style:parent-style-name="Standard">
      <style:text-properties style:font-name="Calibri" fo:font-size="1pt" style:font-size-asian="1pt" style:font-name-complex="Calibri2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Normal_20__28_Web_29_">
      <style:paragraph-properties fo:margin-top="0cm" fo:margin-bottom="0cm" loext:contextual-spacing="false"/>
      <style:text-properties fo:color="#5f497a" style:font-name="Calibri" fo:font-size="9pt" fo:language="es" fo:country="ES" fo:font-weight="bold" style:letter-kerning="true" style:font-name-asian="+mn-ea" style:font-size-asian="9pt" style:font-weight-asian="bold" style:font-name-complex="Calibri2" style:font-size-complex="10pt" style:font-weight-complex="bold"/>
    </style:style>
    <style:style style:name="P6" style:family="paragraph" style:parent-style-name="Footer">
      <style:paragraph-properties fo:text-align="center" style:justify-single-word="false"/>
      <style:text-properties style:font-name="Calibri" fo:font-size="9pt" fo:language="fr" fo:country="BE" style:font-size-asian="9pt" style:font-name-complex="Calibri2" style:font-size-complex="10pt"/>
    </style:style>
    <style:style style:name="P7" style:family="paragraph" style:parent-style-name="Footer">
      <style:paragraph-properties fo:text-align="justify" style:justify-single-word="false"/>
      <style:text-properties style:font-name="Calibri" fo:font-size="10pt" style:font-size-asian="10pt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Footer">
      <style:text-properties fo:font-size="1pt" style:font-size-asian="1pt"/>
    </style:style>
    <style:style style:name="P10" style:family="paragraph" style:parent-style-name="Text_20_body">
      <style:paragraph-properties fo:text-align="start" style:justify-single-word="false"/>
      <style:text-properties officeooo:paragraph-rsid="00789220"/>
    </style:style>
    <style:style style:name="P11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rsid="003a77c6" officeooo:paragraph-rsid="003a77c6"/>
    </style:style>
    <style:style style:name="P12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style:use-window-font-color="true" officeooo:paragraph-rsid="00a940f7"/>
    </style:style>
    <style:style style:name="P13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3a77c6"/>
    </style:style>
    <style:style style:name="P14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8dcbd8"/>
    </style:style>
    <style:style style:name="P15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3762b0"/>
    </style:style>
    <style:style style:name="P16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479585"/>
    </style:style>
    <style:style style:name="P17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709c44"/>
    </style:style>
    <style:style style:name="P18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a940f7"/>
    </style:style>
    <style:style style:name="P19" style:family="paragraph" style:parent-style-name="Text_20_body">
      <loext:graphic-properties draw:fill="none"/>
      <style:paragraph-properties fo:margin-left="4.001cm" fo:margin-right="0cm" fo:margin-top="0cm" fo:margin-bottom="0.212cm" loext:contextual-spacing="false" fo:text-align="start" style:justify-single-word="false" fo:orphans="2" fo:widows="2" fo:hyphenation-ladder-count="no-limit" fo:text-indent="-4.001cm" style:auto-text-indent="false" fo:background-color="transparent" style:writing-mode="lr-tb">
        <style:tab-stops>
          <style:tab-stop style:position="3.999cm"/>
        </style:tab-stops>
      </style:paragraph-properties>
      <style:text-properties officeooo:rsid="006eca92" officeooo:paragraph-rsid="007b75ef" fo:hyphenate="false" fo:hyphenation-remain-char-count="2" fo:hyphenation-push-char-count="2" loext:hyphenation-no-caps="false"/>
    </style:style>
    <style:style style:name="P20" style:family="paragraph" style:parent-style-name="Text_20_body">
      <loext:graphic-properties draw:fill="none"/>
      <style:paragraph-properties fo:margin-left="4.001cm" fo:margin-right="0cm" fo:margin-top="0cm" fo:margin-bottom="0.212cm" loext:contextual-spacing="false" fo:text-align="start" style:justify-single-word="false" fo:orphans="2" fo:widows="2" fo:hyphenation-ladder-count="no-limit" fo:text-indent="-4.001cm" style:auto-text-indent="false" fo:background-color="transparent" style:writing-mode="lr-tb">
        <style:tab-stops>
          <style:tab-stop style:position="3.999cm"/>
        </style:tab-stops>
      </style:paragraph-properties>
      <style:text-properties officeooo:paragraph-rsid="007b75ef" fo:hyphenate="false" fo:hyphenation-remain-char-count="2" fo:hyphenation-push-char-count="2" loext:hyphenation-no-caps="false"/>
    </style:style>
    <style:style style:name="P21" style:family="paragraph" style:parent-style-name="Text_20_body" style:master-page-name="">
      <loext:graphic-properties draw:fill="none"/>
      <style:paragraph-properties fo:margin-left="4.001cm" fo:margin-right="0cm" fo:margin-top="0cm" fo:margin-bottom="0.212cm" loext:contextual-spacing="false" fo:text-align="start" style:justify-single-word="false" fo:orphans="2" fo:widows="2" fo:hyphenation-ladder-count="no-limit" fo:text-indent="-4.001cm" style:auto-text-indent="false" style:page-number="auto" fo:background-color="transparent" style:writing-mode="lr-tb">
        <style:tab-stops>
          <style:tab-stop style:position="3.999cm"/>
        </style:tab-stops>
      </style:paragraph-properties>
      <style:text-properties officeooo:paragraph-rsid="007b75ef" fo:hyphenate="false" fo:hyphenation-remain-char-count="2" fo:hyphenation-push-char-count="2" loext:hyphenation-no-caps="false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6.496cm"/>
        </style:tab-stops>
      </style:paragraph-properties>
      <style:text-properties fo:language="en" fo:country="GB" fo:font-style="normal" fo:font-weight="normal" officeooo:rsid="007bef7c" officeooo:paragraph-rsid="008885aa" style:font-style-asian="normal" style:font-weight-asian="normal" style:font-style-complex="normal" style:font-weight-complex="normal"/>
    </style:style>
    <style:style style:name="P23" style:family="paragraph" style:parent-style-name="Dataset"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Überschrift_20_2_20__28_Annex_29_" style:list-style-name="WWNum1aa" style:master-page-name="Standard">
      <style:paragraph-properties fo:margin-left="0.635cm" fo:margin-right="0cm" fo:line-height="150%" fo:text-align="start" style:justify-single-word="false" fo:text-indent="-0.635cm" style:auto-text-indent="false" style:page-number="auto" style:writing-mode="lr-tb"/>
      <style:text-properties style:font-name="Calibri" fo:font-size="14pt" fo:language="en" fo:country="GB" fo:font-weight="bold" officeooo:paragraph-rsid="00a3e7cd" style:font-name-asian="SimSun" style:font-size-asian="14pt" style:language-asian="zh" style:country-asian="CN" style:font-weight-asian="bold" style:font-name-complex="Calibri2" style:font-size-complex="15pt" style:language-complex="hi" style:country-complex="IN" style:font-weight-complex="bold"/>
    </style:style>
    <style:style style:name="T1" style:family="text">
      <style:text-properties style:font-name="Calibri" fo:font-size="9pt" style:font-size-asian="9pt" style:font-size-complex="10pt"/>
    </style:style>
    <style:style style:name="T2" style:family="text">
      <style:text-properties style:font-name="Calibri" fo:font-size="9pt" officeooo:rsid="002c91d4" style:font-size-asian="9pt" style:font-size-complex="10pt"/>
    </style:style>
    <style:style style:name="T3" style:family="text">
      <style:text-properties style:font-name="Calibri" fo:font-size="9pt" fo:language="en" fo:country="US" officeooo:rsid="002c91d4" style:font-size-asian="9pt" style:font-size-complex="10pt"/>
    </style:style>
    <style:style style:name="T4" style:family="text">
      <style:text-properties style:font-name="Calibri" fo:font-size="9pt" fo:language="fr" fo:country="BE" style:font-size-asian="9pt" style:font-name-complex="Calibri2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a77c6" style:font-weight-asian="bold" style:font-weight-complex="bold"/>
    </style:style>
    <style:style style:name="T7" style:family="text">
      <style:text-properties fo:font-weight="bold" officeooo:rsid="00479585" style:font-weight-asian="bold" style:font-weight-complex="bold"/>
    </style:style>
    <style:style style:name="T8" style:family="text">
      <style:text-properties fo:font-weight="bold" officeooo:rsid="004a9491" style:font-weight-asian="bold" style:font-weight-complex="bold"/>
    </style:style>
    <style:style style:name="T9" style:family="text">
      <style:text-properties fo:font-weight="bold" officeooo:rsid="0055526b" style:font-weight-asian="bold" style:font-weight-complex="bold"/>
    </style:style>
    <style:style style:name="T10" style:family="text">
      <style:text-properties fo:language="en" fo:country="GB" fo:font-weight="bold" officeooo:rsid="00381df1" style:font-weight-asian="bold" style:font-weight-complex="bold"/>
    </style:style>
    <style:style style:name="T11" style:family="text">
      <style:text-properties fo:language="en" fo:country="GB" fo:font-weight="bold" officeooo:rsid="003a77c6" style:font-weight-asian="bold" style:font-weight-complex="bold"/>
    </style:style>
    <style:style style:name="T12" style:family="text">
      <style:text-properties fo:language="en" fo:country="GB" fo:font-weight="bold" officeooo:rsid="0055526b" style:font-weight-asian="bold" style:font-weight-complex="bold"/>
    </style:style>
    <style:style style:name="T13" style:family="text">
      <style:text-properties fo:language="en" fo:country="GB" officeooo:rsid="003a77c6"/>
    </style:style>
    <style:style style:name="T14" style:family="text">
      <style:text-properties fo:language="en" fo:country="GB" fo:font-weight="normal" officeooo:rsid="00479585" style:font-weight-asian="normal" style:font-weight-complex="normal"/>
    </style:style>
    <style:style style:name="T15" style:family="text">
      <style:text-properties fo:language="en" fo:country="GB" fo:font-weight="normal" officeooo:rsid="003a77c6" style:font-weight-asian="normal" style:font-weight-complex="normal"/>
    </style:style>
    <style:style style:name="T16" style:family="text">
      <style:text-properties fo:language="en" fo:country="GB" fo:font-weight="normal" officeooo:rsid="0055526b" style:font-weight-asian="normal" style:font-weight-complex="normal"/>
    </style:style>
    <style:style style:name="T17" style:family="text">
      <style:text-properties fo:language="en" fo:country="GB" fo:font-weight="normal" officeooo:rsid="009bb4fa" style:font-weight-asian="normal" style:font-weight-complex="normal"/>
    </style:style>
    <style:style style:name="T18" style:family="text">
      <style:text-properties fo:language="en" fo:country="GB" fo:font-weight="normal" officeooo:rsid="003a5be7" style:font-weight-asian="normal" style:font-weight-complex="normal"/>
    </style:style>
    <style:style style:name="T19" style:family="text">
      <style:text-properties fo:language="en" fo:country="GB" fo:font-style="normal" fo:font-weight="bold" officeooo:rsid="00479585" style:font-style-asian="normal" style:font-weight-asian="bold" style:font-style-complex="normal" style:font-weight-complex="bold"/>
    </style:style>
    <style:style style:name="T20" style:family="text">
      <style:text-properties fo:language="en" fo:country="GB" fo:font-style="normal" fo:font-weight="bold" officeooo:rsid="003a77c6" style:font-style-asian="normal" style:font-weight-asian="bold" style:font-style-complex="normal" style:font-weight-complex="bold"/>
    </style:style>
    <style:style style:name="T21" style:family="text">
      <style:text-properties fo:language="en" fo:country="GB" fo:font-style="normal" fo:font-weight="bold" officeooo:rsid="0055526b" style:font-style-asian="normal" style:font-weight-asian="bold" style:font-style-complex="normal" style:font-weight-complex="bold"/>
    </style:style>
    <style:style style:name="T22" style:family="text">
      <style:text-properties fo:language="en" fo:country="GB" fo:font-style="normal" fo:font-weight="normal" officeooo:rsid="003a77c6" style:font-style-asian="normal" style:font-weight-asian="normal" style:font-style-complex="normal" style:font-weight-complex="normal"/>
    </style:style>
    <style:style style:name="T23" style:family="text">
      <style:text-properties fo:language="en" fo:country="GB" fo:font-style="normal" fo:font-weight="normal" officeooo:rsid="00479585" style:font-style-asian="normal" style:font-weight-asian="normal" style:font-style-complex="normal" style:font-weight-complex="normal"/>
    </style:style>
    <style:style style:name="T24" style:family="text">
      <style:text-properties fo:language="en" fo:country="GB" fo:font-style="normal" fo:font-weight="normal" officeooo:rsid="003a5be7" style:font-style-asian="normal" style:font-weight-asian="normal" style:font-style-complex="normal" style:font-weight-complex="normal"/>
    </style:style>
    <style:style style:name="T25" style:family="text">
      <style:text-properties fo:language="en" fo:country="GB" fo:font-style="normal" fo:font-weight="normal" officeooo:rsid="00492010" style:font-style-asian="normal" style:font-weight-asian="normal" style:font-style-complex="normal" style:font-weight-complex="normal"/>
    </style:style>
    <style:style style:name="T26" style:family="text">
      <style:text-properties fo:language="en" fo:country="GB" fo:font-style="normal" fo:font-weight="normal" officeooo:rsid="0055526b" style:font-style-asian="normal" style:font-weight-asian="normal" style:font-style-complex="normal" style:font-weight-complex="normal"/>
    </style:style>
    <style:style style:name="T27" style:family="text">
      <style:text-properties fo:language="en" fo:country="GB" officeooo:rsid="004a9491"/>
    </style:style>
    <style:style style:name="T28" style:family="text">
      <style:text-properties fo:language="en" fo:country="GB" officeooo:rsid="008dcbd8"/>
    </style:style>
    <style:style style:name="T29" style:family="text">
      <style:text-properties fo:language="en" fo:country="GB" officeooo:rsid="00839414"/>
    </style:style>
    <style:style style:name="T30" style:family="text">
      <style:text-properties officeooo:rsid="003a5be7"/>
    </style:style>
    <style:style style:name="T31" style:family="text">
      <style:text-properties officeooo:rsid="003a77c6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3a5be7" style:font-weight-asian="normal" style:font-weight-complex="normal"/>
    </style:style>
    <style:style style:name="T34" style:family="text">
      <style:text-properties fo:font-weight="normal" officeooo:rsid="003a77c6" style:font-weight-asian="normal" style:font-weight-complex="normal"/>
    </style:style>
    <style:style style:name="T35" style:family="text">
      <style:text-properties fo:font-weight="normal" officeooo:rsid="0055526b" style:font-weight-asian="normal" style:font-weight-complex="normal"/>
    </style:style>
    <style:style style:name="T36" style:family="text">
      <style:text-properties officeooo:rsid="004a9491"/>
    </style:style>
    <style:style style:name="T37" style:family="text">
      <style:text-properties officeooo:rsid="00789220"/>
    </style:style>
    <style:style style:name="T38" style:family="text">
      <style:text-properties officeooo:rsid="0084b23a"/>
    </style:style>
    <style:style style:name="T39" style:family="text">
      <style:text-properties officeooo:rsid="0091fc34"/>
    </style:style>
    <style:style style:name="T40" style:family="text">
      <style:text-properties style:use-window-font-color="true" fo:language="en" fo:country="GB" fo:font-style="normal" fo:font-weight="bold" officeooo:rsid="003a77c6" style:font-style-asian="normal" style:font-weight-asian="bold" style:font-style-complex="normal" style:font-weight-complex="bold"/>
    </style:style>
    <style:style style:name="T41" style:family="text">
      <style:text-properties style:use-window-font-color="true" fo:language="en" fo:country="GB" fo:font-style="normal" fo:font-weight="normal" officeooo:rsid="003a77c6" style:font-style-asian="normal" style:font-weight-asian="normal" style:font-style-complex="normal" style:font-weight-complex="normal"/>
    </style:style>
    <style:style style:name="T42" style:family="text">
      <style:text-properties style:use-window-font-color="true" fo:language="en" fo:country="GB" fo:font-style="normal" fo:font-weight="normal" officeooo:rsid="003a5be7" style:font-style-asian="normal" style:font-weight-asian="normal" style:font-style-complex="normal" style:font-weight-complex="normal"/>
    </style:style>
    <style:style style:name="T43" style:family="text">
      <style:text-properties officeooo:rsid="00a78ffe"/>
    </style:style>
    <style:style style:name="T44" style:family="text">
      <style:text-properties style:font-name="Calibri1" fo:font-size="11pt" fo:language="en" fo:country="GB" fo:font-style="normal" fo:font-weight="bold" officeooo:rsid="00a99e27" style:font-style-asian="normal" style:font-weight-asian="bold" style:font-style-complex="normal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32521585" text:style-name="WWNum1aa">
        <text:list-item>
          <text:h text:style-name="P24" text:outline-level="2"><text:file-name text:display="name">groups-template</text:file-name></text:h>
        </text:list-item>
      </text:list>
      <text:h text:style-name="P23" text:outline-level="3"><text:span text:style-name="T43">Dataset: </text:span>{d[i].title}</text:h>
      <text:p text:style-name="Textkörper_20_LEFT">{d[i].notes:convCRLF()}</text:p>
      <text:p text:style-name="P13"><text:span text:style-name="T11">ID</text:span><text:span text:style-name="T6"><text:tab/></text:span><text:span text:style-name="T31">{d[i].</text:span><text:span text:style-name="T13">name</text:span><text:span text:style-name="T31">:ifEmpty(</text:span><text:span text:style-name="T30">n/a</text:span><text:span text:style-name="T31">)}</text:span></text:p>
      <text:p text:style-name="P13"><text:span text:style-name="T6">Version</text:span><text:span text:style-name="T31"><text:tab/>{d[i].</text:span><text:span text:style-name="T13">version</text:span><text:span text:style-name="T31">:ifEmpty(</text:span><text:span text:style-name="T13">1.0</text:span><text:span text:style-name="T31">)}</text:span></text:p>
      <text:p text:style-name="P13"><text:span text:style-name="T6">Organisation<text:tab/></text:span><text:span text:style-name="T31">{d[i].</text:span><text:span text:style-name="T13">organization.title</text:span><text:span text:style-name="T31">:ifEmpty(</text:span><text:span text:style-name="T30">n/a</text:span><text:span text:style-name="T31">)}</text:span></text:p>
      <text:p text:style-name="P14"><text:span text:style-name="T8">Category</text:span><text:span text:style-name="T36"><text:tab/></text:span><text:span text:style-name="T31">{d[i].</text:span><text:span text:style-name="T27">groups[</text:span><text:span text:style-name="T28">i</text:span><text:span text:style-name="T27">]</text:span><text:span text:style-name="T13">.title</text:span><text:span text:style-name="T31">:ifEmpty(</text:span><text:span text:style-name="T30">n/a</text:span><text:span text:style-name="T31">)} {d</text:span><text:span text:style-name="T39">[i]</text:span><text:span text:style-name="T31">.</text:span><text:span text:style-name="T27">groups[</text:span><text:span text:style-name="T29">i+1</text:span><text:span text:style-name="T27">]</text:span><text:span text:style-name="T13">.title</text:span><text:span text:style-name="T31">:ifEmpty(</text:span><text:span text:style-name="T30">n/a</text:span><text:span text:style-name="T31">)}</text:span></text:p>
      <text:p text:style-name="P15"><text:span text:style-name="T5">Author<text:tab/></text:span>{d[i].author:ifEmpty(<text:span text:style-name="T30">n/a</text:span>)}</text:p>
      <text:p text:style-name="P13"><text:span text:style-name="T10">Author E-Mail</text:span><text:span text:style-name="T5"><text:tab/></text:span>{d[i].author_email:ifEmpty(<text:span text:style-name="T30">n/a</text:span>)}</text:p>
      <text:p text:style-name="P13"><text:span text:style-name="T6">M</text:span><text:span text:style-name="T5">aintainer<text:tab/></text:span>{d[i].maintainer:ifEmpty(<text:span text:style-name="T30">n/a</text:span>)}</text:p>
      <text:p text:style-name="P13"><text:span text:style-name="T11">M</text:span><text:span text:style-name="T10">aintainer E-Mail</text:span><text:span text:style-name="T5"><text:tab/></text:span>{d[i].maintainer _email:ifEmpty(<text:span text:style-name="T30">n/a</text:span>)}</text:p>
      <text:p text:style-name="P13"><text:span text:style-name="T6">License</text:span><text:span text:style-name="T31"><text:tab/>{d[i].license_title:ifEmpty(</text:span><text:span text:style-name="T30">n/a</text:span><text:span text:style-name="T31">)}</text:span></text:p>
      <text:p text:style-name="P11"><text:span text:style-name="T5">Meta-Data created<text:tab/></text:span><text:span text:style-name="T32">{d[i].metadata_created:ifEmpty(</text:span><text:span text:style-name="T33">n/a</text:span><text:span text:style-name="T32">)}</text:span></text:p>
      <text:p text:style-name="P13"><text:span text:style-name="T6">Meta-Data </text:span><text:span text:style-name="T11">modified</text:span><text:span text:style-name="T6"><text:tab/></text:span><text:span text:style-name="T34">{d[i].metadata_modified:ifEmpty(</text:span><text:span text:style-name="T33">n/a</text:span><text:span text:style-name="T34">)}</text:span></text:p>
      <text:p text:style-name="P16"><text:span text:style-name="T6">Meta-Data </text:span><text:span text:style-name="T7">UR</text:span><text:span text:style-name="T9">L</text:span><text:span text:style-name="T7"><text:tab/></text:span><text:span text:style-name="T14">https://ckan.myclimateservice.eu/</text:span><text:span text:style-name="T17">dataset/</text:span><text:span text:style-name="T15">{d[i].name:ifEmpty()}</text:span></text:p>
      <text:p text:style-name="P16"><text:span text:style-name="T19">Source UR</text:span><text:span text:style-name="T21">L</text:span><text:span text:style-name="T19"><text:tab/></text:span><text:span text:style-name="T22">{d[i].</text:span><text:span text:style-name="T23">url</text:span><text:span text:style-name="T22">:ifEmpty(</text:span><text:span text:style-name="T24">n/a</text:span><text:span text:style-name="T22">)}</text:span></text:p>
      <text:p text:style-name="P17"><text:span text:style-name="T44">Keywords</text:span><text:span text:style-name="T25"><text:tab/></text:span><text:span text:style-name="T22">{d[i].tags:arrayMap(;  ,|,display_name)}</text:span></text:p>
      <text:p text:style-name="P12"><text:span text:style-name="T11">{d[i].extras[i].key} <text:tab/></text:span><text:span text:style-name="T15">{d[i].extras[i].value:ifEmpty(</text:span><text:span text:style-name="T18">n/a</text:span><text:span text:style-name="T15">)}</text:span></text:p>
      <text:p text:style-name="P18"><text:span text:style-name="T40">{d[i].extras[i+1].key} <text:tab/></text:span><text:span text:style-name="T41">{d[i].extras[i+1].value:ifEmpty(</text:span><text:span text:style-name="T42">n/a</text:span><text:span text:style-name="T41">)}</text:span></text:p>
      <text:h text:style-name="Resource" text:outline-level="4"><text:span text:style-name="T43">Resource: </text:span>{d[i].resources[i].name}</text:h>
      <text:p text:style-name="Textkörper_20_LEFT">{d[i].resources[i].description:convCRLF()}</text:p>
      <text:p text:style-name="P21"><text:span text:style-name="T9">C</text:span><text:span text:style-name="T6">reated<text:tab/></text:span><text:span text:style-name="T34">{d[i].resources[i].created:ifEmpty(</text:span><text:span text:style-name="T33">n/a</text:span><text:span text:style-name="T34">)}</text:span></text:p>
      <text:p text:style-name="P20"><text:span text:style-name="T12">Last </text:span><text:span text:style-name="T11">modified</text:span><text:span text:style-name="T6"><text:tab/></text:span><text:span text:style-name="T34">{d[i].resources[i].</text:span><text:span text:style-name="T35">last_</text:span><text:span text:style-name="T34">modified:ifEmpty(</text:span><text:span text:style-name="T33">n/a</text:span><text:span text:style-name="T34">)}</text:span></text:p>
      <text:p text:style-name="P20"><text:span text:style-name="T12">Size</text:span><text:span text:style-name="T6"><text:tab/></text:span><text:span text:style-name="T34">{d[i].resources[i].</text:span><text:span text:style-name="T16">size</text:span><text:span text:style-name="T34">:ifEmpty(</text:span><text:span text:style-name="T33">n/a</text:span><text:span text:style-name="T34">)}</text:span></text:p>
      <text:p text:style-name="P20"><text:span text:style-name="T12">Format</text:span><text:span text:style-name="T6"><text:tab/></text:span><text:span text:style-name="T34">{d[i].resources[i].</text:span><text:span text:style-name="T16">format</text:span><text:span text:style-name="T34">:ifEmpty(</text:span><text:span text:style-name="T33">n/a</text:span><text:span text:style-name="T34">)}</text:span></text:p>
      <text:p text:style-name="P19"><text:span text:style-name="T21">URL</text:span><text:span text:style-name="T20"><text:tab/></text:span><text:span text:style-name="T22">{d[i].resources[i].</text:span><text:span text:style-name="T26">url</text:span><text:span text:style-name="T22">:ifEmpty(</text:span><text:span text:style-name="T24">n/a</text:span><text:span text:style-name="T22">)}</text:span></text:p>
      <text:p text:style-name="P10">{d[i].resources[i<text:span text:style-name="T37">+1</text:span>].name}</text:p>
      <text:p text:style-name="P22">{d[i<text:span text:style-name="T38">+1</text:span>].title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+mn-ea" svg:font-family="+mn-ea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de" fo:country="AT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de" fo:country="AT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style:writing-mode="lr-tb"/>
      <style:text-properties fo:language="en" fo:country="US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101cm" loext:contextual-spacing="false" fo:text-align="start" style:justify-single-word="false">
        <style:tab-stops/>
      </style:paragraph-properties>
      <style:text-properties style:font-name="Calibri1" fo:font-family="Calibri" style:font-style-name="Standard" style:font-family-generic="swiss" style:font-pitch="variable" fo:font-size="11pt" fo:language="en" fo:country="GB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auto-update="true" style:default-outline-level="1" style:class="text">
      <style:paragraph-properties fo:margin-top="0.423cm" fo:margin-bottom="0cm" loext:contextual-spacing="false" fo:line-height="150%" fo:keep-together="always" fo:keep-with-next="always"/>
      <style:text-properties style:font-name="Calibri" fo:font-family="Calibri" style:font-family-generic="roman" style:font-pitch="variable" fo:font-size="16pt" fo:font-weight="bold" style:letter-kerning="true" style:font-size-asian="16pt" style:font-weight-asian="bold" style:font-name-complex="Trebuchet MS" style:font-family-complex="'Trebuchet MS'" style:font-family-generic-complex="system" style:font-pitch-complex="variable" style:font-size-complex="17pt" style:font-weight-complex="bold"/>
    </style:style>
    <style:style style:name="Heading_20_2" style:display-name="Heading 2" style:family="paragraph" style:parent-style-name="Standard" style:next-style-name="Text_20_body" style:auto-update="true" style:default-outline-level="2" style:class="text">
      <style:paragraph-properties fo:margin-top="0.423cm" fo:margin-bottom="0cm" loext:contextual-spacing="false" fo:line-height="150%" fo:keep-with-next="always"/>
      <style:text-properties style:font-name="Calibri" fo:font-family="Calibri" style:font-family-generic="roman" style:font-pitch="variable" fo:font-size="14pt" fo:language="en" fo:country="GB" fo:font-weight="bold" style:font-size-asian="14pt" style:font-weight-asian="bold" style:font-name-complex="Trebuchet MS" style:font-family-complex="'Trebuchet MS'" style:font-family-generic-complex="system" style:font-pitch-complex="variable" style:font-size-complex="1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 style:master-page-name="">
      <style:paragraph-properties fo:margin-top="0.423cm" fo:margin-bottom="0cm" loext:contextual-spacing="false" fo:line-height="150%" style:page-number="auto" fo:keep-with-next="always"/>
      <style:text-properties style:use-window-font-color="true" style:font-name="Calibri" fo:font-family="Calibri" style:font-family-generic="roman" style:font-pitch="variable" fo:font-weight="bold" style:font-weight-asian="bold" style:font-name-complex="Trebuchet MS" style:font-family-complex="'Trebuchet MS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cm" loext:contextual-spacing="false" fo:line-height="150%" fo:keep-with-next="always"/>
      <style:text-properties style:font-name="Calibri" fo:font-family="Calibri" style:font-family-generic="roman" style:font-pitch="variable" fo:language="en" fo:country="GB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loext:contextual-spacing="false"/>
      <style:text-properties fo:font-weight="bold" style:font-weight-asian="bold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loext:contextual-spacing="false"/>
      <style:text-properties fo:font-size="11pt" style:font-size-asian="11pt" style:font-name-complex="Arial1" style:font-family-complex="Arial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423cm" fo:margin-right="0cm" fo:text-indent="-0.423cm" style:auto-text-indent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caption" style:family="paragraph" style:parent-style-name="Standard" style:auto-update="true" style:default-outline-level="">
      <style:paragraph-properties fo:margin-top="0cm" fo:margin-bottom="0.212cm" loext:contextual-spacing="false" fo:text-align="center" style:justify-single-word="false" fo:keep-with-next="always" text:number-lines="false" text:line-number="0"/>
      <style:text-properties style:font-name="Calibri" fo:font-family="Calibri" style:font-family-generic="roman" style:font-pitch="variable" fo:font-size="11pt" fo:language="en" fo:country="GB" style:font-size-asian="11pt" style:font-name-complex="Lohit Hindi" style:font-family-complex="'Lohit Hindi'" style:font-family-generic-complex="system" style:font-pitch-complex="variable" style:font-style-complex="italic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>
        <style:tab-stops>
          <style:tab-stop style:position="0.706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1pt" fo:language="en" fo:country="GB" style:font-size-asian="11pt" style:font-name-complex="Arial1" style:font-family-complex="Arial" style:font-family-generic-complex="system" style:font-pitch-complex="variabl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text-indent="0cm" style:auto-text-indent="false">
        <style:tab-stops>
          <style:tab-stop style:position="1.693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0pt" fo:language="en" fo:country="GB" style:font-size-asian="10pt" style:font-name-complex="Arial1" style:font-family-complex="Arial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cm" fo:margin-right="0cm" fo:text-indent="0cm" style:auto-text-indent="false">
        <style:tab-stops>
          <style:tab-stop style:position="2.117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0pt" fo:language="en" fo:country="GB" style:font-size-asian="10pt"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left="-0.191cm" fo:margin-right="-0.55cm" fo:margin-top="0.106cm" fo:margin-bottom="0.106cm" loext:contextual-spacing="false" fo:text-align="justify" style:justify-single-word="false" fo:hyphenation-ladder-count="no-limit" fo:text-indent="0cm" style:auto-text-indent="false"/>
      <style:text-properties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 fo:hyphenate="true" fo:hyphenation-remain-char-count="2" fo:hyphenation-push-char-count="2" loext:hyphenation-no-caps="false"/>
    </style:style>
    <style:style style:name="Footer" style:family="paragraph" style:parent-style-name="Standard" style:default-outline-level="" style:class="extra">
      <style:text-properties fo:font-size="8pt" style:font-size-asian="8pt" style:font-name-complex="Arial1" style:font-family-complex="Arial" style:font-family-generic-complex="system" style:font-pitch-complex="variable" style:font-size-complex="8pt"/>
    </style:style>
    <style:style style:name="S_20_Cover_20_Document-ID" style:display-name="S Cover Document-ID" style:family="paragraph" style:parent-style-name="Standard" style:default-outline-level="">
      <style:paragraph-properties fo:text-align="center" style:justify-single-word="false"/>
      <style:text-properties fo:font-size="18pt" fo:font-weight="bold" style:font-size-asian="18pt" style:font-weight-asian="bold" style:font-name-complex="Arial1" style:font-family-complex="Arial" style:font-family-generic-complex="system" style:font-pitch-complex="variable"/>
    </style:style>
    <style:style style:name="S_20_Cover_20_WP-ID" style:display-name="S Cover WP-ID" style:family="paragraph" style:parent-style-name="Standard" style:next-style-name="Text_20_body" style:default-outline-level="">
      <style:paragraph-properties fo:margin-left="0.109cm" fo:margin-right="0.109cm" fo:margin-top="0.423cm" fo:margin-bottom="0.423cm" loext:contextual-spacing="false" fo:text-align="center" style:justify-single-word="false" fo:text-indent="0cm" style:auto-text-indent="false"/>
      <style:text-properties fo:font-size="20pt" fo:language="en" fo:country="GB" style:font-size-asian="20pt" style:font-name-complex="Arial1" style:font-family-complex="Arial" style:font-family-generic-complex="system" style:font-pitch-complex="variable"/>
    </style:style>
    <style:style style:name="S_20_Cover_20_Deliverable_20_Data" style:display-name="S Cover Deliverable Data" style:family="paragraph" style:parent-style-name="Standard" style:default-outline-level="">
      <style:paragraph-properties fo:margin-left="0.108cm" fo:margin-right="0.108cm" fo:margin-top="0.212cm" fo:margin-bottom="0.212cm" loext:contextual-spacing="false" fo:text-align="center" style:justify-single-word="false" fo:text-indent="0cm" style:auto-text-indent="false"/>
      <style:text-properties fo:language="en" fo:country="GB" style:font-name-complex="Arial1" style:font-family-complex="Arial" style:font-family-generic-complex="system" style:font-pitch-complex="variable"/>
    </style:style>
    <style:style style:name="S_20_Table_20_Cell_20_Default" style:display-name="S Table Cell Default" style:family="paragraph" style:parent-style-name="Standard" style:auto-update="true" style:default-outline-level="">
      <style:paragraph-properties fo:margin-top="0.212cm" fo:margin-bottom="0.212cm" loext:contextual-spacing="false" fo:keep-together="always" fo:keep-with-next="always"/>
      <style:text-properties fo:font-size="10pt" fo:language="en" fo:country="GB" style:font-size-asian="10pt" style:font-size-complex="10pt"/>
    </style:style>
    <style:style style:name="S_20_Table_20_Cell_20_Title" style:display-name="S Table Cell Title" style:family="paragraph" style:parent-style-name="Standard" style:auto-update="true" style:default-outline-level="">
      <style:paragraph-properties fo:margin-top="0.071cm" fo:margin-bottom="0.071cm" loext:contextual-spacing="false" fo:text-align="center" style:justify-single-word="false"/>
      <style:text-properties style:font-name="Calibri" fo:font-family="Calibri" style:font-family-generic="roman" style:font-pitch="variable" fo:font-size="10pt" fo:language="en" fo:country="GB" fo:font-weight="bold" style:font-size-asian="10pt" style:font-weight-asian="bold" style:font-name-complex="Trebuchet MS" style:font-family-complex="'Trebuchet MS'" style:font-family-generic-complex="system" style:font-pitch-complex="variable"/>
    </style:style>
    <style:style style:name="S_20_Table_20_Heading" style:display-name="S Table Heading" style:family="paragraph" style:parent-style-name="Standard" style:auto-update="true" style:default-outline-level="">
      <style:paragraph-properties fo:margin-top="0.212cm" fo:margin-bottom="0.212cm" loext:contextual-spacing="false" fo:text-align="center" style:justify-single-word="false" fo:keep-with-next="always"/>
      <style:text-properties fo:font-size="10pt" fo:language="en" fo:country="GB" fo:font-weight="bold" style:font-size-asian="10pt" style:font-weight-asian="bold"/>
    </style:style>
    <style:style style:name="List_20_Paragraph" style:display-name="List Paragraph" style:family="paragraph" style:parent-style-name="Text_20_body" style:default-outline-level="">
      <style:paragraph-properties fo:margin-left="0.63cm" fo:margin-right="0cm" fo:margin-top="0cm" fo:margin-bottom="0.212cm" loext:contextual-spacing="true" fo:text-align="start" style:justify-single-word="false" fo:text-indent="-0.63cm" style:auto-text-indent="false">
        <style:tab-stops>
          <style:tab-stop style:position="0.635cm"/>
        </style:tab-stops>
      </style:paragraph-properties>
    </style:style>
    <style:style style:name="S_20_Non-Header" style:display-name="S Non-Header" style:family="paragraph" style:parent-style-name="Standard" style:next-style-name="Text_20_body" style:auto-update="true" style:default-outline-level="">
      <style:paragraph-properties fo:margin-top="0.423cm" fo:margin-bottom="0cm" loext:contextual-spacing="false" fo:line-height="150%" fo:keep-together="always" fo:break-before="page" fo:keep-with-next="always"/>
      <style:text-properties style:font-name="Calibri" fo:font-family="Calibri" style:font-family-generic="roman" style:font-pitch="variable" fo:font-size="16pt" fo:font-weight="bold" style:font-size-asian="16pt" style:font-weight-asian="bold"/>
    </style:style>
    <style:style style:name="S_20_Image" style:display-name="S Image" style:family="paragraph" style:parent-style-name="Text_20_body" style:next-style-name="Text_20_body" style:auto-update="true" style:default-outline-level="">
      <style:paragraph-properties fo:margin-top="0.212cm" fo:margin-bottom="0.212cm" loext:contextual-spacing="false" fo:text-align="center" style:justify-single-word="false" fo:keep-with-next="always"/>
      <style:text-properties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hyphenation-ladder-count="no-limit"/>
      <style:text-properties fo:color="#365f91" style:font-name="Cambria" fo:font-family="Cambria" style:font-family-generic="roman" style:font-pitch="variable" fo:font-size="14pt" style:letter-kerning="false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 fo:hyphenate="true" fo:hyphenation-remain-char-count="2" fo:hyphenation-push-char-count="2" loext:hyphenation-no-caps="false"/>
    </style:style>
    <style:style style:name="S_20_Non-Header_20_2" style:display-name="S Non-Header 2" style:family="paragraph" style:parent-style-name="Standard" style:next-style-name="Text_20_body" style:auto-update="true" style:default-outline-level="">
      <style:paragraph-properties fo:margin-top="0.423cm" fo:margin-bottom="0cm" loext:contextual-spacing="false" fo:line-height="150%" fo:keep-with-next="always"/>
      <style:text-properties fo:font-size="15pt" fo:font-weight="bold" style:font-size-asian="15pt" style:font-weight-asian="bold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Annex" style:family="paragraph" style:parent-style-name="S_20_Non-Header" style:next-style-name="Text_20_body" style:auto-update="true" style:default-outline-level="">
      <style:text-properties fo:language="en" fo:country="GB"/>
    </style:style>
    <style:style style:name="Footnote" style:family="paragraph" style:parent-style-name="Standard" style:default-outline-level="" style:class="extra">
      <style:text-properties style:font-name="Calibri" fo:font-family="Calibri" style:font-family-generic="roman" style:font-pitch="variable" fo:font-size="10pt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hyphenation-ladder-count="no-limit"/>
      <style:text-properties style:font-name="Times New Roman" fo:font-family="'Times New Roman'" style:font-family-generic="roman" style:font-pitch="variable" fo:hyphenate="true" fo:hyphenation-remain-char-count="2" fo:hyphenation-push-char-count="2" loext:hyphenation-no-caps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margin-top="0cm" fo:margin-bottom="0.176cm" loext:contextual-spacing="false" fo:text-indent="0cm" style:auto-text-indent="false"/>
      <style:text-properties style:font-name="Calibri" fo:font-family="Calibri" style:font-family-generic="roman" style:font-pitch="variable" fo:font-size="10pt" style:font-size-asian="10pt"/>
    </style:style>
    <style:style style:name="Body_20_Text_20_Indent" style:display-name="Body Text Indent" style:family="paragraph" style:parent-style-name="Text_20_body" style:default-outline-level="">
      <style:paragraph-properties fo:margin-left="0.801cm" fo:margin-right="0cm" fo:margin-top="0.212cm" fo:margin-bottom="0.212cm" loext:contextual-spacing="false" fo:orphans="0" fo:widows="0" fo:hyphenation-ladder-count="no-limit" fo:text-indent="0.37cm" style:auto-text-indent="false"/>
      <style:text-properties style:font-name="Calibri" fo:font-family="Calibri" style:font-family-generic="roman" style:font-pitch="variable" fo:font-size="10pt" style:font-size-asian="10pt" style:font-size-complex="10pt" fo:hyphenate="true" fo:hyphenation-remain-char-count="2" fo:hyphenation-push-char-count="2" loext:hyphenation-no-caps="false"/>
    </style:style>
    <style:style style:name="table_20_of_20_figures" style:display-name="table of figures" style:family="paragraph" style:parent-style-name="Standard" style:next-style-name="Standard" style:default-outline-level="">
      <style:text-properties style:font-name="Calibri" fo:font-family="Calibri" style:font-family-generic="roman" style:font-pitch="variable" fo:font-size="11pt" style:font-size-asian="11pt"/>
    </style:style>
    <style:style style:name="Bibliography" style:family="paragraph" style:parent-style-name="Standard" style:next-style-name="Standard" style:default-outline-level=""/>
    <style:style style:name="Endnote" style:family="paragraph" style:parent-style-name="Standard" style:default-outline-level="" style:class="extra">
      <style:text-properties fo:font-size="10pt" style:font-size-asian="10pt" style:font-size-complex="10pt"/>
    </style:style>
    <style:style style:name="Revision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size="14pt" fo:letter-spacing="-0.005cm" fo:language="en" fo:country="GB" fo:font-weight="bold" style:font-name-asian="SimSun" style:font-family-asian="SimSun" style:font-family-generic-asian="system" style:font-pitch-asian="variable" style:font-size-asian="14pt" style:language-asian="fi" style:country-asian="FI" style:font-weight-asian="bold" style:font-name-complex="Arial1" style:font-family-complex="Arial" style:font-family-generic-complex="system" style:font-pitch-complex="variable" style:font-size-complex="14pt"/>
    </style:style>
    <style:style style:name="Standard_20_Text" style:display-name="Standard Text" style:family="paragraph" style:parent-style-name="Standard" style:auto-update="true" style:default-outline-level="">
      <style:paragraph-properties fo:hyphenation-ladder-count="no-limit">
        <style:tab-stops>
          <style:tab-stop style:position="1cm"/>
        </style:tab-stops>
      </style:paragraph-properties>
      <style:text-properties style:font-name="Times New Roman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 fo:hyphenate="true" fo:hyphenation-remain-char-count="2" fo:hyphenation-push-char-count="2" loext:hyphenation-no-caps="false"/>
    </style:style>
    <style:style style:name="auf1" style:family="paragraph" style:parent-style-name="Standard_20_Text" style:default-outline-level=""/>
    <style:style style:name="auf1-1" style:family="paragraph" style:parent-style-name="auf1" style:default-outline-level=""/>
    <style:style style:name="Enum_5f_1" style:display-name="Enum_1" style:family="paragraph" style:parent-style-name="Standard" style:default-outline-level="">
      <style:paragraph-properties fo:margin-top="0.106cm" fo:margin-bottom="0.106cm" loext:contextual-spacing="false" fo:text-align="justify" style:justify-single-word="false">
        <style:tab-stops>
          <style:tab-stop style:position="1cm"/>
        </style:tab-stops>
      </style:paragraph-properties>
      <style:text-properties style:font-name="Times New Roman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/>
    </style:style>
    <style:style style:name="Title_5f_chap_5f_0" style:display-name="Title_chap_0" style:family="paragraph" style:parent-style-name="Standard" style:default-outline-level="">
      <style:paragraph-properties fo:margin-top="0.423cm" fo:margin-bottom="0.423cm" loext:contextual-spacing="false" fo:text-align="justify" style:justify-single-word="false" fo:hyphenation-ladder-count="no-limit" fo:break-before="page"/>
      <style:text-properties fo:text-transform="uppercase" style:font-name="Times New Roman" fo:font-family="'Times New Roman'" style:font-family-generic="roman" style:font-pitch="variable" fo:font-size="16pt" fo:language="en" fo:country="GB" fo:font-weight="bold" style:font-name-asian="Calibri2" style:font-family-asian="Calibri" style:font-family-generic-asian="system" style:font-pitch-asian="variable" style:font-size-asian="16pt" style:font-weight-asian="bold" fo:hyphenate="true" fo:hyphenation-remain-char-count="2" fo:hyphenation-push-char-count="2" loext:hyphenation-no-caps="false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Calibri" fo:font-family="Calibri" style:font-family-generic="roman" style:font-pitch="variable" fo:language="en" fo:country="US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line-height="115%" fo:text-align="justify" style:justify-single-word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000000"/>
      <style:text-properties style:font-name="Calibri" fo:font-family="Calibri" style:font-family-generic="roman" style:font-pitch="variable" fo:font-size="11pt" fo:language="fr" fo:country="FR" fo:font-style="italic" fo:font-weight="bold" style:font-name-asian="Calibri2" style:font-family-asian="Calibri" style:font-family-generic-asian="system" style:font-pitch-asian="variable" style:font-size-asian="11pt" style:font-style-asian="italic" style:font-weight-asian="bold" style:font-name-complex="Times New Roman1" style:font-family-complex="'Times New Roman'" style:font-family-generic-complex="system" style:font-pitch-complex="variable" style:font-size-complex="11pt" style:font-style-complex="italic" style:font-weight-complex="bold" fo:hyphenate="true" fo:hyphenation-remain-char-count="2" fo:hyphenation-push-char-count="2" loext:hyphenation-no-caps="false"/>
    </style:style>
    <style:style style:name="First_20_Paragraph" style:display-name="First Paragraph" style:family="paragraph" style:parent-style-name="Standard" style:default-outline-level="">
      <style:paragraph-properties fo:margin-top="0cm" fo:margin-bottom="0.423cm" loext:contextual-spacing="false" fo:text-align="justify" style:justify-single-word="false"/>
    </style:style>
    <style:style style:name="Paragraph" style:family="paragraph" style:parent-style-name="First_20_Paragraph" style:default-outline-level="">
      <style:paragraph-properties fo:margin-left="0cm" fo:margin-right="0cm" fo:text-indent="1cm" style:auto-text-indent="false"/>
    </style:style>
    <style:style style:name="Standard_20_mr" style:display-name="Standard mr" style:family="paragraph" style:parent-style-name="Standard" style:default-outline-level="">
      <style:paragraph-properties fo:margin-top="0cm" fo:margin-bottom="0.212cm" loext:contextual-spacing="false" fo:line-height="110%" fo:hyphenation-ladder-count="no-limit"/>
      <style:text-properties fo:color="#7f7f7f" fo:font-size="11pt" fo:language="en" fo:country="CA" style:font-name-asian="Times New Roman1" style:font-family-asian="'Times New Roman'" style:font-family-generic-asian="system" style:font-pitch-asian="variable" style:font-size-asian="11pt" style:language-asian="de" style:country-asian="DE" style:font-name-complex="Times New Roman1" style:font-family-complex="'Times New Roman'" style:font-family-generic-complex="system" style:font-pitch-complex="variable" fo:hyphenate="true" fo:hyphenation-remain-char-count="2" fo:hyphenation-push-char-count="2" loext:hyphenation-no-caps="false"/>
    </style:style>
    <style:style style:name="Pa0" style:family="paragraph" style:parent-style-name="Default" style:next-style-name="Default" style:default-outline-level="">
      <style:paragraph-properties style:line-height-at-least="0.425cm"/>
      <style:text-properties style:use-window-font-color="true" style:font-name="Tahoma" fo:font-family="Tahoma" style:font-family-generic="roman" style:font-pitch="variable" fo:language="de" fo:country="DE" style:font-name-asian="Times New Roman1" style:font-family-asian="'Times New Roman'" style:font-family-generic-asian="system" style:font-pitch-asian="variable" style:font-name-complex="Tahoma1" style:font-family-complex="Tahoma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ormal_20_Table" style:display-name="Normal Table" style:family="paragraph" style:default-outline-level="">
      <style:paragraph-properties fo:margin-left="0.63cm" fo:margin-right="0cm" fo:text-align="start" style:justify-single-word="false" fo:orphans="2" fo:widows="2" fo:text-indent="-0.63cm" style:auto-text-indent="false" style:vertical-align="auto"/>
      <style:text-properties style:font-name="Arial" fo:font-family="Arial" style:font-family-generic="roman" style:font-pitch="variable" fo:font-size="12pt" fo:language="de" fo:country="AT" style:font-name-asian="SimSun" style:font-family-asian="SimSun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Überschrift_20_2_20__28_Annex_29_" style:display-name="Überschrift 2 (Annex)" style:family="paragraph" style:parent-style-name="Heading_20_2" style:default-outline-level="2" style:list-style-name="">
      <style:paragraph-properties fo:margin-top="0.423cm" fo:margin-bottom="0cm" loext:contextual-spacing="false" fo:line-height="150%" fo:keep-with-next="always">
        <style:tab-stops>
          <style:tab-stop style:position="0.635cm"/>
        </style:tab-stops>
      </style:paragraph-properties>
      <style:text-properties fo:font-size="14pt" fo:font-weight="bold" style:font-name-asian="SimSun" style:font-family-asian="SimSun" style:font-family-generic-asian="system" style:font-pitch-asian="variable" style:font-size-asian="14pt" style:language-asian="zh" style:country-asian="CN" style:font-weight-asian="bold" style:font-name-complex="Calibri2" style:font-family-complex="Calibri" style:font-family-generic-complex="system" style:font-pitch-complex="variable" style:font-size-complex="15pt" style:language-complex="hi" style:country-complex="IN" style:font-weight-complex="bold"/>
    </style:style>
    <style:style style:name="Überschrift_20_3_20__28_Annex_29_" style:display-name="Überschrift 3 (Annex)" style:family="paragraph" style:default-outline-level="">
      <style:paragraph-properties fo:margin-top="0cm" fo:margin-bottom="0.199cm" loext:contextual-spacing="false" fo:text-align="justify" style:justify-single-word="false"/>
      <style:text-properties fo:font-weight="bold" style:font-name-asian="SimSun" style:font-family-asian="SimSun" style:font-family-generic-asian="system" style:font-pitch-asian="variable" style:language-asian="zh" style:country-asian="CN" style:font-weight-asian="bold" style:font-name-complex="Calibri2" style:font-family-complex="Calibri" style:font-family-generic-complex="system" style:font-pitch-complex="variable" style:font-size-complex="13pt" style:language-complex="hi" style:country-complex="IN" style:font-weight-complex="bold"/>
    </style:style>
    <style:style style:name="Überschrift_20_4_20__28_Annex_29_" style:display-name="Überschrift 4 (Annex)" style:family="paragraph" style:parent-style-name="Text_20_body" style:default-outline-level="" style:list-style-name="" style:master-page-name="">
      <style:paragraph-properties fo:margin-top="0.3cm" fo:margin-bottom="0cm" loext:contextual-spacing="false" fo:line-height="150%" style:page-number="auto" fo:keep-with-next="always">
        <style:tab-stops>
          <style:tab-stop style:position="0.635cm"/>
        </style:tab-stops>
      </style:paragraph-properties>
      <style:text-properties style:use-window-font-color="true" fo:font-weight="normal" style:font-weight-asian="bold" style:font-name-complex="Trebuchet MS" style:font-family-complex="'Trebuchet MS'" style:font-family-generic-complex="system" style:font-pitch-complex="variable" style:font-size-complex="13pt" style:font-weight-complex="bold"/>
    </style:style>
    <style:style style:name="Textkörper_20_LEFT" style:display-name="Textkörper LEFT" style:family="paragraph" style:parent-style-name="Text_20_body"/>
    <style:style style:name="Dataset" style:family="paragraph" style:parent-style-name="Text_20_body" style:next-style-name="Text_20_body" style:default-outline-level="3" style:list-style-name="" style:master-page-name="">
      <style:paragraph-properties fo:margin-top="0.199cm" fo:margin-bottom="0.101cm" loext:contextual-spacing="false" style:page-number="auto">
        <style:tab-stops/>
      </style:paragraph-properties>
      <style:text-properties fo:font-size="14pt" fo:font-weight="bold"/>
    </style:style>
    <style:style style:name="Resource" style:family="paragraph" style:parent-style-name="Text_20_body" style:next-style-name="Text_20_body" style:default-outline-level="4" style:list-style-name="">
      <style:paragraph-properties fo:margin-top="0.15cm" fo:margin-bottom="0.101cm" loext:contextual-spacing="false">
        <style:tab-stops/>
      </style:paragraph-properties>
      <style:text-properties fo:font-size="13pt" fo:font-style="italic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style:font-name="Calibri" fo:font-family="Calibri" style:font-family-generic="roman" style:font-pitch="variable" fo:font-size="16pt" fo:language="en" fo:country="US" fo:font-weight="bold" style:letter-kerning="true" style:font-size-asian="16pt" style:font-weight-asian="bold" style:font-name-complex="Trebuchet MS" style:font-family-complex="'Trebuchet MS'" style:font-family-generic-complex="system" style:font-pitch-complex="variable" style:font-size-complex="17pt" style:font-weight-complex="bold"/>
    </style:style>
    <style:style style:name="Überschrift_20_2_20_Zchn" style:display-name="Überschrift 2 Zchn" style:family="text" style:parent-style-name="Default_20_Paragraph_20_Font">
      <style:text-properties style:font-name="Calibri" fo:font-family="Calibri" style:font-family-generic="roman" style:font-pitch="variable" fo:font-size="14pt" fo:language="en" fo:country="GB" fo:font-weight="bold" style:font-size-asian="14pt" style:font-weight-asian="bold" style:font-name-complex="Trebuchet MS" style:font-family-complex="'Trebuchet MS'" style:font-family-generic-complex="system" style:font-pitch-complex="variable" style:font-size-complex="15pt" style:font-weight-complex="bold"/>
    </style:style>
    <style:style style:name="Überschrift_20_3_20_Zchn" style:display-name="Überschrift 3 Zchn" style:family="text" style:parent-style-name="Default_20_Paragraph_20_Font">
      <style:text-properties style:font-name="Calibri" fo:font-family="Calibri" style:font-family-generic="roman" style:font-pitch="variable" fo:language="en" fo:country="US" fo:font-weight="bold" style:font-weight-asian="bold" style:font-name-complex="Trebuchet MS" style:font-family-complex="'Trebuchet MS'" style:font-family-generic-complex="system" style:font-pitch-complex="variable" style:font-size-complex="13pt" style:font-weight-complex="bold"/>
    </style:style>
    <style:style style:name="Überschrift_20_4_20_Zchn" style:display-name="Überschrift 4 Zchn" style:family="text" style:parent-style-name="Default_20_Paragraph_20_Font">
      <style:text-properties style:font-name="Calibri" fo:font-family="Calibri" style:font-family-generic="roman" style:font-pitch="variable" fo:language="en" fo:country="GB" style:font-style-complex="italic"/>
    </style:style>
    <style:style style:name="Überschrift_20_5_20_Zchn" style:display-name="Überschrift 5 Zchn" style:family="text" style:parent-style-name="Default_20_Paragraph_20_Font">
      <style:text-properties fo:language="en" fo:country="US" fo:font-weight="bold" style:font-weight-asian="bold" style:font-style-complex="italic" style:font-weight-complex="bold"/>
    </style:style>
    <style:style style:name="Überschrift_20_6_20_Zchn" style:display-name="Überschrift 6 Zchn" style:family="text" style:parent-style-name="Default_20_Paragraph_20_Fon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Überschrift_20_7_20_Zchn" style:display-name="Überschrift 7 Zchn" style:family="text" style:parent-style-name="Default_20_Paragraph_20_Font">
      <style:text-properties fo:language="en" fo:country="US"/>
    </style:style>
    <style:style style:name="Überschrift_20_8_20_Zchn" style:display-name="Überschrift 8 Zchn" style:family="text" style:parent-style-name="Default_20_Paragraph_20_Font">
      <style:text-properties fo:language="en" fo:country="US" fo:font-style="italic" style:font-style-asian="italic" style:font-style-complex="italic"/>
    </style:style>
    <style:style style:name="Überschrift_20_9_20_Zchn" style:display-name="Überschrift 9 Zchn" style:family="text" style:parent-style-name="Default_20_Paragraph_20_Font">
      <style:text-properties fo:font-size="11pt" fo:language="en" fo:country="US" style:font-size-asian="11pt" style:font-name-complex="Arial1" style:font-family-complex="Arial" style:font-family-generic-complex="system" style:font-pitch-complex="variable" style:font-size-complex="11pt"/>
    </style:style>
    <style:style style:name="Kommentartext_20_Zchn" style:display-name="Kommentartext Zchn" style:family="text" style:parent-style-name="Default_20_Paragraph_20_Font">
      <style:text-properties fo:font-size="10pt" fo:language="en" fo:country="US" style:font-size-asian="10pt" style:font-size-complex="10pt"/>
    </style:style>
    <style:style style:name="Kopfzeile_20_Zchn" style:display-name="Kopfzeile Zchn" style:family="text" style:parent-style-name="Default_20_Paragraph_20_Font">
      <style:text-properties fo:font-size="10pt" fo:language="en" fo:country="US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Fußzeile_20_Zchn" style:display-name="Fußzeile Zchn" style:family="text" style:parent-style-name="Default_20_Paragraph_20_Font">
      <style:text-properties fo:font-size="8pt" fo:language="en" fo:country="US" style:font-size-asian="8pt" style:font-name-complex="Arial1" style:font-family-complex="Arial" style:font-family-generic-complex="system" style:font-pitch-complex="variable" style:font-size-complex="8pt"/>
    </style:style>
    <style:style style:name="S_20_Emphasis" style:display-name="S Emphasis" style:family="text" style:parent-style-name="Default_20_Paragraph_20_Font">
      <style:text-properties fo:font-style="italic" style:font-style-asian="italic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font-name-complex="Tahoma1" style:font-family-complex="Tahoma" style:font-family-generic-complex="system" style:font-pitch-complex="variable" style:font-size-complex="8pt"/>
    </style:style>
    <style:style style:name="Textkörper_20_Zchn" style:display-name="Textkörper Zchn" style:family="text" style:parent-style-name="Default_20_Paragraph_20_Font">
      <style:text-properties fo:language="en" fo:country="GB"/>
    </style:style>
    <style:style style:name="Internet_20_link" style:display-name="Internet link" style:family="text">
      <style:text-properties fo:color="#0000ff" style:font-name="Arial" fo:font-family="Arial" style:font-family-generic="roman" style:font-pitch="variable" fo:font-size="12pt" style:text-underline-style="solid" style:text-underline-width="auto" style:text-underline-color="font-color" style:font-size-asian="12pt" style:font-name-complex="Times New Roman1" style:font-family-complex="'Times New Roman'" style:font-family-generic-complex="system" style:font-pitch-complex="variable"/>
    </style:style>
    <style:style style:name="Listenabsatz_20_Zchn" style:display-name="Listenabsatz Zchn" style:family="text" style:parent-style-name="Textkörper_20_Zchn">
      <style:text-properties fo:language="en" fo:country="GB"/>
    </style:style>
    <style:style style:name="WW8Num19z2" style:family="text">
      <style:text-properties style:font-name="Arial" fo:font-family="Arial" style:font-family-generic="roman" style:font-pitch="variable" fo:font-size="13pt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hema_20_Zchn" style:display-name="Kommentarthema Zchn" style:family="text" style:parent-style-name="Kommentartext_20_Zchn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Beschriftung_20_Zchn" style:display-name="Beschriftung Zchn" style:family="text">
      <style:text-properties style:font-name="Calibri" fo:font-family="Calibri" style:font-family-generic="roman" style:font-pitch="variable" fo:font-size="11pt" fo:language="en" fo:country="GB" style:font-size-asian="11pt" style:font-name-complex="Lohit Hindi" style:font-family-complex="'Lohit Hindi'" style:font-family-generic-complex="system" style:font-pitch-complex="variable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ußnotentext_20_Zchn" style:display-name="Fußnotentext Zchn" style:family="text" style:parent-style-name="Default_20_Paragraph_20_Font">
      <style:text-properties style:font-name="Calibri" fo:font-family="Calibri" style:font-family-generic="roman" style:font-pitch="variable" fo:font-size="10pt" fo:language="en" fo:country="US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Textkörper-Erstzeileneinzug_20_Zchn" style:display-name="Textkörper-Erstzeileneinzug Zchn" style:family="text" style:parent-style-name="Textkörper_20_Zchn">
      <style:text-properties style:font-name="Calibri" fo:font-family="Calibri" style:font-family-generic="roman" style:font-pitch="variable" fo:font-size="10pt" fo:language="en" fo:country="GB" style:font-size-asian="10pt" style:font-size-complex="10pt"/>
    </style:style>
    <style:style style:name="S_20_Non-Header_20_Char" style:display-name="S Non-Header Char" style:family="text" style:parent-style-name="Default_20_Paragraph_20_Font">
      <style:text-properties style:font-name="Calibri" fo:font-family="Calibri" style:font-family-generic="roman" style:font-pitch="variable" fo:font-size="16pt" fo:language="en" fo:country="US" fo:font-weight="bold" style:font-size-asian="16pt" style:font-weight-asian="bold"/>
    </style:style>
    <style:style style:name="Annex_20_Char" style:display-name="Annex Char" style:family="text" style:parent-style-name="S_20_Non-Header_20_Char">
      <style:text-properties style:font-name="Calibri" fo:font-family="Calibri" style:font-family-generic="roman" style:font-pitch="variable" fo:font-size="16pt" fo:language="en" fo:country="GB" fo:font-weight="bold" style:font-size-asian="16pt" style:font-weight-asian="bold"/>
    </style:style>
    <style:style style:name="Endnotentext_20_Zchn" style:display-name="Endnotentext Zchn" style:family="text" style:parent-style-name="Default_20_Paragraph_20_Font">
      <style:text-properties fo:font-size="10pt" fo:language="en" fo:country="US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Standard_20_Text_20_Tegn" style:display-name="Standard Text Tegn" style:family="text">
      <style:text-properties style:font-name="Times New Roman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/>
    </style:style>
    <style:style style:name="Title_5f_chap_5f_0_20_Car_20_Car" style:display-name="Title_chap_0 Car Car" style:family="text">
      <style:text-properties fo:text-transform="uppercase" style:font-name="Times New Roman" fo:font-family="'Times New Roman'" style:font-family-generic="roman" style:font-pitch="variable" fo:font-size="16pt" fo:language="en" fo:country="GB" fo:font-weight="bold" style:font-name-asian="Calibri2" style:font-family-asian="Calibri" style:font-family-generic-asian="system" style:font-pitch-asian="variable" style:font-size-asian="16pt" style:font-weight-asian="bold"/>
    </style:style>
    <style:style style:name="Intensives_20_Zitat_20_Zchn" style:display-name="Intensives Zitat Zchn" style:family="text" style:parent-style-name="Default_20_Paragraph_20_Font">
      <style:text-properties style:font-name="Calibri" fo:font-family="Calibri" style:font-family-generic="roman" style:font-pitch="variable" fo:font-size="11pt" fo:language="fr" fo:country="FR" fo:font-style="italic" fo:font-weight="bold" style:font-name-asian="Calibri2" style:font-family-asian="Calibri" style:font-family-generic-asian="system" style:font-pitch-asian="variable" style:font-size-asian="11pt" style:font-style-asian="italic" style:font-weight-asian="bold" style:font-name-complex="Times New Roman1" style:font-family-complex="'Times New Roman'" style:font-family-generic-complex="system" style:font-pitch-complex="variable" style:font-size-complex="11pt" style:font-style-complex="italic" style:font-weight-complex="bold"/>
    </style:style>
    <style:style style:name="A9" style:family="text">
      <style:text-properties fo:color="#211d1e" fo:font-size="10pt" style:font-size-asian="10pt" style:font-size-complex="10pt"/>
    </style:style>
    <style:style style:name="ListLabel_20_1" style:display-name="ListLabel 1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2" style:display-name="ListLabel 2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3" style:display-name="ListLabel 3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5" style:display-name="ListLabel 5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1pt" style:font-size-asian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fo:font-size="8pt" style:font-size-asian="8pt"/>
    </style:style>
    <style:style style:name="ListLabel_20_18" style:display-name="ListLabel 18" style:family="text">
      <style:text-properties fo:font-size="8pt" style:font-size-asian="8pt"/>
    </style:style>
    <style:style style:name="ListLabel_20_19" style:display-name="ListLabel 19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44" style:display-name="ListLabel 44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45" style:display-name="ListLabel 45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47" style:display-name="ListLabel 47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48" style:display-name="ListLabel 48" style:family="text">
      <style:text-properties style:font-name-complex="Arial1" style:font-family-complex="Arial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53" style:display-name="ListLabel 53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54" style:display-name="ListLabel 54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56" style:display-name="ListLabel 56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57" style:display-name="ListLabel 57" style:family="text">
      <style:text-properties style:font-name-complex="Arial1" style:font-family-complex="Arial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asian="Calibri2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69" style:display-name="ListLabel 69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70" style:display-name="ListLabel 70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71" style:display-name="ListLabel 7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72" style:display-name="ListLabel 72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73" style:display-name="ListLabel 73" style:family="text">
      <style:text-properties style:font-name-complex="Arial1" style:font-family-complex="Arial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78" style:display-name="ListLabel 78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79" style:display-name="ListLabel 79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80" style:display-name="ListLabel 80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81" style:display-name="ListLabel 81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82" style:display-name="ListLabel 82" style:family="text">
      <style:text-properties style:font-name-complex="Arial1" style:font-family-complex="Arial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87" style:display-name="ListLabel 87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88" style:display-name="ListLabel 88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90" style:display-name="ListLabel 90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91" style:display-name="ListLabel 91" style:family="text">
      <style:text-properties style:font-name-complex="Arial1" style:font-family-complex="Arial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96" style:display-name="ListLabel 96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97" style:display-name="ListLabel 97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98" style:display-name="ListLabel 98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99" style:display-name="ListLabel 99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00" style:display-name="ListLabel 100" style:family="text">
      <style:text-properties style:font-name-complex="Arial1" style:font-family-complex="Arial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05" style:display-name="ListLabel 105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06" style:display-name="ListLabel 106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07" style:display-name="ListLabel 107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08" style:display-name="ListLabel 108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09" style:display-name="ListLabel 109" style:family="text">
      <style:text-properties style:font-name-complex="Arial1" style:font-family-complex="Arial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23" style:display-name="ListLabel 123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24" style:display-name="ListLabel 124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25" style:display-name="ListLabel 125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26" style:display-name="ListLabel 126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27" style:display-name="ListLabel 127" style:family="text">
      <style:text-properties style:font-name-complex="Arial1" style:font-family-complex="Arial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32" style:display-name="ListLabel 132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33" style:display-name="ListLabel 133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34" style:display-name="ListLabel 134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35" style:display-name="ListLabel 135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36" style:display-name="ListLabel 136" style:family="text">
      <style:text-properties style:font-name-complex="Arial1" style:font-family-complex="Arial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41" style:display-name="ListLabel 141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42" style:display-name="ListLabel 142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43" style:display-name="ListLabel 14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44" style:display-name="ListLabel 144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45" style:display-name="ListLabel 145" style:family="text">
      <style:text-properties style:font-name-complex="Arial1" style:font-family-complex="Arial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50" style:display-name="ListLabel 150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51" style:display-name="ListLabel 151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52" style:display-name="ListLabel 152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letter-kerning="false" style:text-blinking="false" style:font-size-asian="11pt" style:font-style-asian="normal" style:font-weight-asian="normal" style:font-style-complex="normal" style:font-weight-complex="normal" style:text-emphasize="none" text:display="true"/>
    </style:style>
    <style:style style:name="ListLabel_20_153" style:display-name="ListLabel 153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54" style:display-name="ListLabel 154" style:family="text">
      <style:text-properties style:font-name-complex="Arial1" style:font-family-complex="Arial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59" style:display-name="ListLabel 159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60" style:display-name="ListLabel 160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61" style:display-name="ListLabel 16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62" style:display-name="ListLabel 162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63" style:display-name="ListLabel 163" style:family="text">
      <style:text-properties style:font-name-complex="Arial1" style:font-family-complex="Arial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77" style:display-name="ListLabel 177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78" style:display-name="ListLabel 178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79" style:display-name="ListLabel 179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80" style:display-name="ListLabel 180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81" style:display-name="ListLabel 181" style:family="text">
      <style:text-properties style:font-name-complex="Arial1" style:font-family-complex="Arial" style:font-family-generic-complex="system" style:font-pitch-complex="variable"/>
    </style:style>
    <style:style style:name="ListLabel_20_182" style:display-name="ListLabel 1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fo:color="#7f7f7f"/>
    </style:style>
    <style:style style:name="ListLabel_20_186" style:display-name="ListLabel 186" style:family="text">
      <style:text-properties fo:color="#7f7f7f"/>
    </style:style>
    <style:style style:name="ListLabel_20_187" style:display-name="ListLabel 187" style:family="text">
      <style:text-properties fo:color="#7f7f7f"/>
    </style:style>
    <style:style style:name="ListLabel_20_188" style:display-name="ListLabel 188" style:family="text">
      <style:text-properties fo:color="#7f7f7f"/>
    </style:style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89" style:display-name="ListLabel 1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0" style:display-name="ListLabel 1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1" style:display-name="ListLabel 1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2" style:display-name="ListLabel 1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3" style:display-name="ListLabel 1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4" style:display-name="ListLabel 1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5" style:display-name="ListLabel 1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6" style:display-name="ListLabel 1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7" style:display-name="ListLabel 1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8" style:display-name="ListLabel 1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9" style:display-name="ListLabel 1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0" style:display-name="ListLabel 2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1" style:display-name="ListLabel 2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2" style:display-name="ListLabel 2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3" style:display-name="ListLabel 2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4" style:display-name="ListLabel 2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5" style:display-name="ListLabel 2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6" style:display-name="ListLabel 2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7" style:display-name="ListLabel 2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8" style:display-name="ListLabel 2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0" style:display-name="ListLabel 2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1" style:display-name="ListLabel 211" style:family="text">
      <style:text-properties style:font-name-complex="Arial1" style:font-family-complex="Arial" style:font-family-generic-complex="system" style:font-pitch-complex="variable"/>
    </style:style>
    <style:style style:name="ListLabel_20_212" style:display-name="ListLabel 212" style:family="text">
      <style:text-properties style:font-name-complex="Arial1" style:font-family-complex="Arial" style:font-family-generic-complex="system" style:font-pitch-complex="variable"/>
    </style:style>
    <style:style style:name="ListLabel_20_213" style:display-name="ListLabel 2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4" style:display-name="ListLabel 2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5" style:display-name="ListLabel 2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6" style:display-name="ListLabel 2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7" style:display-name="ListLabel 2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8" style:display-name="ListLabel 2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9" style:display-name="ListLabel 2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0" style:display-name="ListLabel 220" style:family="text">
      <style:text-properties style:font-name-complex="Arial1" style:font-family-complex="Arial" style:font-family-generic-complex="system" style:font-pitch-complex="variable"/>
    </style:style>
    <style:style style:name="ListLabel_20_221" style:display-name="ListLabel 221" style:family="text">
      <style:text-properties style:font-name-complex="Arial1" style:font-family-complex="Arial" style:font-family-generic-complex="system" style:font-pitch-complex="variable"/>
    </style:style>
    <style:style style:name="ListLabel_20_222" style:display-name="ListLabel 2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3" style:display-name="ListLabel 2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4" style:display-name="ListLabel 2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5" style:display-name="ListLabel 2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6" style:display-name="ListLabel 2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7" style:display-name="ListLabel 2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8" style:display-name="ListLabel 2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9" style:display-name="ListLabel 229" style:family="text">
      <style:text-properties style:font-name-complex="Arial1" style:font-family-complex="Arial" style:font-family-generic-complex="system" style:font-pitch-complex="variable"/>
    </style:style>
    <style:style style:name="ListLabel_20_230" style:display-name="ListLabel 230" style:family="text">
      <style:text-properties style:font-name-complex="Arial1" style:font-family-complex="Arial" style:font-family-generic-complex="system" style:font-pitch-complex="variable"/>
    </style:style>
    <style:style style:name="ListLabel_20_231" style:display-name="ListLabel 2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2" style:display-name="ListLabel 2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3" style:display-name="ListLabel 2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4" style:display-name="ListLabel 2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5" style:display-name="ListLabel 2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6" style:display-name="ListLabel 2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7" style:display-name="ListLabel 2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8" style:display-name="ListLabel 238" style:family="text">
      <style:text-properties style:font-name-complex="Arial1" style:font-family-complex="Arial" style:font-family-generic-complex="system" style:font-pitch-complex="variable"/>
    </style:style>
    <style:style style:name="ListLabel_20_239" style:display-name="ListLabel 239" style:family="text">
      <style:text-properties style:font-name-complex="Arial1" style:font-family-complex="Arial" style:font-family-generic-complex="system" style:font-pitch-complex="variable"/>
    </style:style>
    <style:style style:name="ListLabel_20_240" style:display-name="ListLabel 2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1" style:display-name="ListLabel 2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2" style:display-name="ListLabel 2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3" style:display-name="ListLabel 2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4" style:display-name="ListLabel 2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5" style:display-name="ListLabel 2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6" style:display-name="ListLabel 2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7" style:display-name="ListLabel 247" style:family="text">
      <style:text-properties style:font-name-complex="Arial1" style:font-family-complex="Arial" style:font-family-generic-complex="system" style:font-pitch-complex="variable"/>
    </style:style>
    <style:style style:name="ListLabel_20_248" style:display-name="ListLabel 248" style:family="text">
      <style:text-properties style:font-name-complex="Arial1" style:font-family-complex="Arial" style:font-family-generic-complex="system" style:font-pitch-complex="variable"/>
    </style:style>
    <style:style style:name="ListLabel_20_249" style:display-name="ListLabel 2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0" style:display-name="ListLabel 2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1" style:display-name="ListLabel 2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2" style:display-name="ListLabel 2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5" style:display-name="ListLabel 2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6" style:display-name="ListLabel 256" style:family="text">
      <style:text-properties style:font-name-complex="Arial1" style:font-family-complex="Arial" style:font-family-generic-complex="system" style:font-pitch-complex="variable"/>
    </style:style>
    <style:style style:name="ListLabel_20_257" style:display-name="ListLabel 257" style:family="text">
      <style:text-properties style:font-name-complex="Arial1" style:font-family-complex="Arial" style:font-family-generic-complex="system" style:font-pitch-complex="variable"/>
    </style:style>
    <style:style style:name="ListLabel_20_258" style:display-name="ListLabel 2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9" style:display-name="ListLabel 2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0" style:display-name="ListLabel 260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ListLabel_20_252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ListLabel_20_253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ListLabel_20_245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ListLabel_20_255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outline-level-style>
      <text:outline-level-style text:level="5" text:style-name="ListLabel_20_256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ListLabel_20_257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ListLabel_20_258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ListLabel_20_259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ListLabel_20_26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3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13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7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text:style-name="ListLabel_20_40" style:num-suffix="-" text:bullet-char="-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43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44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45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6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47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48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49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5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5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2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53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54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55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56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57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58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59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6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6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8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69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7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71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72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73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4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75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76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77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78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79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80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8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82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83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4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85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8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8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8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8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9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9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9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9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95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96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97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98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99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0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0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02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03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04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05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06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07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08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09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1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1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12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1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1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1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1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5" text:style-name="ListLabel_20_11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6" text:style-name="ListLabel_20_11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1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8" text:style-name="ListLabel_20_12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9" text:style-name="ListLabel_20_12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22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23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24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25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26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27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28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29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3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3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3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3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34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3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3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3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3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3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4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4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4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43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4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4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4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4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4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149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5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5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52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53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54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55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56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57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58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59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6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61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62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63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64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65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66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167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6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6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17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7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7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173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7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7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7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7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8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8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8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8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8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18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18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18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18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89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9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9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92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9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9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95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9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9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198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9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0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20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0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0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204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0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0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207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08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209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210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21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12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13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14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15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21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1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21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21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22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2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2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2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2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text:style-name="ListLabel_20_225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26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227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228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229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3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3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32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33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number text:level="1" text:style-name="ListLabel_20_234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35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236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237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238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39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4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4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42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text:style-name="ListLabel_20_243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44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245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246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247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48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49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5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5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">
      <text:list-level-style-number text:level="1" text:style-name="ListLabel_20_252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53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254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255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256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57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58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59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6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6" style:family="table">
      <style:table-properties style:width="17.009cm" fo:margin-left="0cm" fo:margin-top="0cm" fo:margin-bottom="0cm" table:align="left" style:writing-mode="lr-tb"/>
    </style:style>
    <style:style style:name="Tabelle6.A" style:family="table-column">
      <style:table-column-properties style:column-width="5.897cm"/>
    </style:style>
    <style:style style:name="Tabelle6.B" style:family="table-column">
      <style:table-column-properties style:column-width="5.408cm"/>
    </style:style>
    <style:style style:name="Tabelle6.C" style:family="table-column">
      <style:table-column-properties style:column-width="5.704cm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elle7" style:family="table">
      <style:table-properties style:width="16.983cm" fo:margin-top="0cm" fo:margin-bottom="0cm" table:align="center" style:writing-mode="lr-tb"/>
    </style:style>
    <style:style style:name="Tabelle7.A" style:family="table-column">
      <style:table-column-properties style:column-width="3.383cm"/>
    </style:style>
    <style:style style:name="Tabelle7.B" style:family="table-column">
      <style:table-column-properties style:column-width="10.236cm"/>
    </style:style>
    <style:style style:name="Tabelle7.C" style:family="table-column">
      <style:table-column-properties style:column-width="3.364cm"/>
    </style:style>
    <style:style style:name="Tabelle7.1" style:family="table-row">
      <style:table-row-properties fo:keep-together="auto"/>
    </style:style>
    <style:style style:name="Tabelle7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le7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le1" style:family="table">
      <style:table-properties style:width="17cm" fo:margin-left="0cm" fo:margin-top="0cm" fo:margin-bottom="0cm" table:align="left" style:writing-mode="lr-tb"/>
    </style:style>
    <style:style style:name="Tabelle1.A" style:family="table-column">
      <style:table-column-properties style:column-width="14.577cm"/>
    </style:style>
    <style:style style:name="Tabelle1.B" style:family="table-column">
      <style:table-column-properties style:column-width="2.424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Standard">
      <style:paragraph-properties fo:text-align="center" style:justify-single-word="false"/>
      <style:text-properties style:font-name="Calibri" fo:font-size="9pt" fo:language="en" fo:country="US" officeooo:rsid="002c91d4" officeooo:paragraph-rsid="002c91d4" style:font-size-asian="9pt" style:font-size-complex="10pt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ndard">
      <style:text-properties style:font-name="Calibri" fo:font-size="11pt" style:font-size-asian="11pt" style:font-name-complex="Calibri2" style:font-size-complex="10pt"/>
    </style:style>
    <style:style style:name="MP4" style:family="paragraph" style:parent-style-name="Normal_20__28_Web_29_">
      <style:paragraph-properties fo:margin-top="0cm" fo:margin-bottom="0cm" loext:contextual-spacing="false"/>
      <style:text-properties fo:color="#5f497a" style:font-name="Calibri" fo:font-size="9pt" fo:language="es" fo:country="ES" fo:font-weight="bold" style:letter-kerning="true" style:font-name-asian="+mn-ea" style:font-size-asian="9pt" style:font-weight-asian="bold" style:font-name-complex="Calibri2" style:font-size-complex="10pt" style:font-weight-complex="bold"/>
    </style:style>
    <style:style style:name="MP5" style:family="paragraph" style:parent-style-name="Footer">
      <style:paragraph-properties fo:text-align="center" style:justify-single-word="false"/>
      <style:text-properties style:font-name="Calibri" fo:font-size="9pt" fo:language="fr" fo:country="BE" style:font-size-asian="9pt" style:font-name-complex="Calibri2" style:font-size-complex="10pt"/>
    </style:style>
    <style:style style:name="MP6" style:family="paragraph" style:parent-style-name="Footer">
      <style:paragraph-properties fo:text-align="end" style:justify-single-word="false"/>
    </style:style>
    <style:style style:name="MP7" style:family="paragraph" style:parent-style-name="Standard">
      <style:text-properties style:font-name="Calibri" fo:font-size="1pt" style:font-size-asian="1pt" style:font-name-complex="Calibri2"/>
    </style:style>
    <style:style style:name="MP8" style:family="paragraph" style:parent-style-name="Footer">
      <style:paragraph-properties fo:text-align="justify" style:justify-single-word="false"/>
      <style:text-properties style:font-name="Calibri" fo:font-size="10pt" style:font-size-asian="10pt"/>
    </style:style>
    <style:style style:name="MP9" style:family="paragraph" style:parent-style-name="Footer">
      <style:text-properties fo:font-size="1pt" style:font-size-asian="1pt"/>
    </style:style>
    <style:style style:name="MT1" style:family="text">
      <style:text-properties style:font-name="Calibri" fo:font-size="9pt" style:font-size-asian="9pt" style:font-size-complex="10pt"/>
    </style:style>
    <style:style style:name="MT2" style:family="text">
      <style:text-properties style:font-name="Calibri" fo:font-size="9pt" officeooo:rsid="002c91d4" style:font-size-asian="9pt" style:font-size-complex="10pt"/>
    </style:style>
    <style:style style:name="MT3" style:family="text">
      <style:text-properties style:font-name="Calibri" fo:font-size="9pt" fo:language="en" fo:country="US" officeooo:rsid="002c91d4" style:font-size-asian="9pt" style:font-size-complex="10pt"/>
    </style:style>
    <style:style style:name="MT4" style:family="text">
      <style:text-properties style:font-name="Calibri" fo:font-size="9pt" fo:language="fr" fo:country="BE" style:font-size-asian="9pt" style:font-name-complex="Calibri2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1cm" fo:margin-bottom="1.25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2cm" fo:margin-left="0cm" fo:margin-right="0cm" fo:margin-bottom="1.593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43cm" fo:margin-bottom="1.25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6" table:style-name="Tabelle6">
          <table:table-column table:style-name="Tabelle6.A"/>
          <table:table-column table:style-name="Tabelle6.B"/>
          <table:table-column table:style-name="Tabelle6.C"/>
          <table:table-row table:style-name="Tabelle6.1">
            <table:table-cell table:style-name="Tabelle6.A1" office:value-type="string">
              <text:p text:style-name="Standard"><text:span text:style-name="MT1">D7.</text:span><text:span text:style-name="MT2">10</text:span><text:span text:style-name="MT1"> CLARITY </text:span><text:span text:style-name="MT3">Data Management</text:span><text:span text:style-name="MT1"> Plan </text:span><text:span text:style-name="MT2">v3</text:span></text:p>
            </table:table-cell>
            <table:table-cell table:style-name="Tabelle6.A1" office:value-type="string">
              <text:p text:style-name="MP1">Public</text:p>
            </table:table-cell>
            <table:table-cell table:style-name="Tabelle6.A1" office:value-type="string">
              <text:p text:style-name="MP2"><draw:frame draw:style-name="Mfr1" draw:name="Image 1" text:anchor-type="as-char" svg:width="2.535cm" svg:height="0.614cm" draw:z-index="0"><draw:image xlink:href="Pictures/100002010000012C0000004636E184097C63B2C9.png" xlink:type="simple" xlink:show="embed" xlink:actuate="onLoad" loext:mime-type="image/png"/></draw:frame></text:p>
            </table:table-cell>
          </table:table-row>
        </table:table>
        <text:p text:style-name="MP3"/>
      </style:header>
      <style:footer>
        <table:table table:name="Tabelle7" table:style-name="Tabelle7">
          <table:table-column table:style-name="Tabelle7.A"/>
          <table:table-column table:style-name="Tabelle7.B"/>
          <table:table-column table:style-name="Tabelle7.C"/>
          <table:table-row table:style-name="Tabelle7.1">
            <table:table-cell table:style-name="Tabelle7.A1" office:value-type="string">
              <text:p text:style-name="MP4">clarity-h2020.eu</text:p>
            </table:table-cell>
            <table:table-cell table:style-name="Tabelle7.B1" office:value-type="string">
              <text:p text:style-name="MP5">Copyright © CLARITY Project Consortium</text:p>
            </table:table-cell>
            <table:table-cell table:style-name="Tabelle7.A1" office:value-type="string">
              <text:p text:style-name="MP6"><text:span text:style-name="MT4">Page </text:span><text:span text:style-name="MT4"><text:page-number text:select-page="current">1</text:page-number></text:span><text:span text:style-name="MT4"><text:s/>of </text:span><text:span text:style-name="MT4"><text:page-count>1</text:page-count></text:span></text:p>
            </table:table-cell>
          </table:table-row>
        </table:table>
        <text:p text:style-name="MP7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First_20_Page" style:display-name="First Page" style:page-layout-name="Mpm3" style:next-style-name="HTML">
      <style:header>
        <text:p text:style-name="Header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8">This project has received funding from the European Union's Horizon 2020 research and innovation programme under grant agreement No 730355</text:p>
            </table:table-cell>
            <table:table-cell table:style-name="Tabelle1.A1" office:value-type="string">
              <text:p text:style-name="MP6"><draw:frame draw:style-name="Mfr1" draw:name="Bild1" text:anchor-type="as-char" svg:width="1.499cm" svg:height="1.02cm" draw:z-index="0"><draw:image xlink:href="Pictures/10000000000000D40000009090509C5CE10BC367.png" xlink:type="simple" xlink:show="embed" xlink:actuate="onLoad" loext:mime-type="image/png"/></draw:frame></text:p>
            </table:table-cell>
          </table:table-row>
        </table:table>
        <text:p text:style-name="MP9"/>
      </style:footer>
    </style:master-page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CLARITY Data Management Plan</dc:title>
    <meta:initial-creator>Juan Andres Alonso Gonzalez</meta:initial-creator>
    <meta:editing-cycles>141</meta:editing-cycles>
    <meta:print-date>2017-07-28T13:32:00</meta:print-date>
    <meta:creation-date>2019-01-07T09:24:00</meta:creation-date>
    <dc:date>2020-05-25T13:17:30.784000000</dc:date>
    <meta:editing-duration>PT8H40M14S</meta:editing-duration>
    <meta:generator>LibreOffice/6.4.4.2$Windows_X86_64 LibreOffice_project/3d775be2011f3886db32dfd395a6a6d1ca2630ff</meta:generator>
    <dc:description>https://github.com/clarity-h2020/data-management-plan/</dc:description>
    <meta:keyword>H2020</meta:keyword>
    <dc:subject>Data Management Plan</dc:subject>
    <dc:creator>Pascal Dihé</dc:creator>
    <meta:document-statistic meta:table-count="3" meta:image-count="2" meta:object-count="0" meta:page-count="1" meta:paragraph-count="36" meta:word-count="99" meta:character-count="1457" meta:non-whitespace-character-count="1390"/>
    <meta:template xlink:type="simple" xlink:actuate="onRequest" xlink:title="Normal" xlink:href=""/>
  </office:meta>
</office:document-meta>
</file>

<file path=Basic/Standard/DataManagementPlan.xml><?xml version="1.0" encoding="utf-8"?>
<!DOCTYPE module  PUBLIC '-//OpenOffice.org//DTD OfficeDocument 1.0//EN'  'module.dtd'>
<script:module xmlns:script="http://openoffice.org/2000/script" script:name="DataManagementPlan" script:language="StarBasic" script:moduleType="normal">'*** Markdown formatter for Libre(open)Office ****
'    (pre-alpha-demo)
'    Author: Jeka twoweeksgame@gmail.com
'    License: No any warranties blah blah blah...
'             Send me real postcard if you Like to use it 
'
'    Features: format headers verbatim blocks and formulas 
'             according to Markdown syntax
'
'    Install:  Open Tools-&gt;Macros-&gt;Organize Macros-&gt;LibreOffice Basic
'              Click [New]
'              In appeared field type OOMarkdown (or smth other no matter)
'              After pressing [OK] the Basic editor appears. 
'              Remove all existing content there and copy&amp;paste this text.
'              Save the macro. Now you can call it via "LibreOffice Basic" 
'              menu or bind the hotkey. RTFM about macros.

Option Explicit
'*** Style names used for foratting ***
Private Const preformatted ="Preformatted Text"
Private Const header ="Heading "

Sub Main
'	replaceHeader
	replaceBold
	replaceBoldAlt
	replaceItalic
'	replaceCode
'	replaceMath
End Sub

'*** Headers ***
' Apply heading syle to strings starting with some # chars
' # -&gt; Heading 1
' ## -&gt; Heading 2
' ### -&gt; Heading 3
' And so on 
Sub replaceHeader
	Dim searchMark,searchText
 	searchMark=regSearch("^#+")
 	searchText=regSearch(".*$")
	Dim foundMark,foundText
  	foundMark = doc.findFirst(searchMark)
  	While NOT IsNull(foundMark)
  		Dim headlevel
  		headLevel=len(trim(foundMark.getString))
  		If headLevel&gt;5 Then
  			headLevel=5
  		End if
  		foundText=doc.findNext(foundMark,searchText)
  		foundText.ParaStyleName=header &amp; headlevel
  		Dim hs: hs=Trim(foundText.getString)
  		foundMark.setString("")
  		foundText.setString(hs)
  		foundMark = doc.findNext(foundText,searchMark)
  	Wend 
End Sub

'*** bold text ***
' Apply bold style to text between **.
Sub replaceBold
	Dim search
 	search=regSearch("\*\*[^*]+\*\*")
 	Dim found
  	found = doc.findFirst(search)
  	While NOT IsNull(found)
  		Dim str
  		str=found.getString()
  		str=Mid(str,3,Len(str)-4) 'WTF again!
  		found.CharWeight=com.sun.star.awt.FontWeight.BOLD
  		found.setString(str)
		found = doc.findNext(found,search)
  	Wend 
End Sub

'*** bold text __ ***
' Apply bold style to text between __.
Sub replaceBoldAlt
	Dim search
 	search=regSearch("__[^_]+__")
 	Dim found
  	found = doc.findFirst(search)
  	While NOT IsNull(found)
  		Dim str
  		str=found.getString()
  		str=Mid(str,3,Len(str)-4) 'WTF again!
  		found.CharWeight=com.sun.star.awt.FontWeight.BOLD
  		found.setString(str)
		found = doc.findNext(found,search)
  	Wend 
End Sub

'*** italic text ***
' Apply bold style to text between *.
Sub replaceItalic
	Dim search
 	search=regSearch("\*[^ */]+\*")
 	Dim found
  	found = doc.findFirst(search)
  	While NOT IsNull(found)
  		Dim str
  		str=found.getString()
  		str=Mid(str,2,Len(str)-2) 'WTF again!
  		found.CharPosture=com.sun.star.awt.FontSlant.ITALIC
  		found.setString(str)
		found = doc.findNext(found,search)
  	Wend 
End Sub

'*** Code blocks ***
' Apply preformatted style to text block between lines of tildas.
' Also remove paragraph breaks in that block.
Sub replaceCode
  Dim search
  search=regSearch("^~~+$")
  Dim found1,found2
  found1 = doc.findFirst(search)
  If Not IsNull(found1) Then
    found2 = doc.findNext(found1,search)
  End If
  While NOT IsNull(found1) And Not IsNull(found2)
   	found1.setString("")
   	found2.setString("")
   	found1.gotoRange(found2,True)
   	found1.ParaStyleName=preformatted
   	Dim str
   	'Paragraph breaks are CRLF 
   	'we need just linebreaks without breaking paragraph - LF
   	'so we remove all CR - Chr(13)
   	str=Join(Split(found1.getString(),Chr(13)),"")
   	str=mid(str,2,len(str)-3) 'Indexes in string begin with 1. WTF?!
   	found1.setString(str)
      	found1 = doc.findNext(found2,search)
      	If Not IsNull(found1) Then
      		found2 = doc.findNext(found1,search)
      	End if
  Wend
  
End Sub

'*** Formulas ***
' Convert text between two $ chars to formula object.
' Text must be in OpenOffice Math language.
' Annoyingly tricky implementation...
Sub replaceMath
	Dim search
 	search=regSearch("\$.*\$")
 	Dim found
  	found = doc.findFirst(search)
  	While NOT IsNull(found)
  		Dim mathStr
  		mathStr=found.getString()
  		mathStr=Mid(mathStr,2,Len(mathStr)-2) 'WTF again!
  		Dim math
  		math = doc.createInstance("com.sun.star.text.TextEmbeddedObject")
  		'set type of object by setting UUID. Very intuitive... 
		math.CLSID = "078B7ABA-54FC-457F-8551-6147e776a997"
		math.AnchorType=com.sun.star.text.TextContentAnchorType.AS_CHARACTER 
		doc.getText.insertTextContent(found, math, true)
		math.Model.formula = mathStr
		'resize formula according paragraph text height
		math.Model.BaseFontHeight=Int(math.Anchor.CharHeight)
		'we need to use undocumented interface to perform such simple task?!
		math.ExtendedControlOverEmbeddedObject.update()
		found = doc.findNext(found,search)
  	Wend 

End Sub

'sugar for search patterns
Function regSearch(str)
	Dim search
	search = doc.createSearchDescriptor
	search.SearchRegularExpression = TRUE
	search.SearchString=str
	regSearch=search
End Function

'sugar for getting current document
Function doc
	doc = ThisComponent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ataManagementPla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